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on story changes: </text:p>
      <text:p text:style-name="Standard"/>
      <text:p text:style-name="Standard">Mention Oars?</text:p>
      <text:p text:style-name="Standard"/>
      <text:p text:style-name="Standard">Finding fleet before or after battle.</text:p>
      <text:p text:style-name="Standard"/>
      <text:p text:style-name="Standard">Replace attributes with. </text:p>
      <text:p text:style-name="Standard"/>
      <text:p text:style-name="Standard">Martial (strength) <text:s/>- Represents a characters Combat and Tactical skills. </text:p>
      <text:p text:style-name="Standard">Diplomacy (Charm) – Represents a characters Charm and Negotiating ability. </text:p>
      <text:p text:style-name="Standard">Technical (Intelligence) – Represents a characters ability to perform complicated tasks that require a speciality. </text:p>
      <text:p text:style-name="Standard"/>
      <text:p text:style-name="P4">CheckDeadroster, only replaces 1 dead officer. </text:p>
      <text:p text:style-name="Standard"/>
      <text:p text:style-name="Standard">Thousand.html</text:p>
      <text:p text:style-name="Standard">Scout Harbringer. Give different looks? Vessla is Brown. </text:p>
      <text:p text:style-name="Standard"/>
      <text:p text:style-name="P1">Just reread and fix a lot of descriptions. <text:s/>Add more details about how much larger thousand islands are to sea of fangs and how packed your ship is. </text:p>
      <text:p text:style-name="P1"/>
      <text:p text:style-name="P1">Navpoint 2: </text:p>
      <text:p text:style-name="P1"/>
      <text:p text:style-name="P2">Possible bonus content:</text:p>
      <text:p text:style-name="P2">Cadet Quest place, between Sending raptorians on shore and one going missing. </text:p>
      <text:p text:style-name="P2">Native curse</text:p>
      <text:p text:style-name="P1"/>
      <text:p text:style-name="P1">Navpoint 3. </text:p>
      <text:p text:style-name="P1"/>
      <text:p text:style-name="P1">- Consider making unwilling Vessla trigger more easily or in some additional way for bonus alternate storyline. (Accepting/declining invitation comes with a firmer warning from first-officer or other middling option like making a strong demand.)</text:p>
      <text:p text:style-name="P1">Insert pictures. </text:p>
      <text:p text:style-name="P1"/>
      <text:p text:style-name="P1">- Make information about Cold claws more extensive. That they might help. </text:p>
      <text:p text:style-name="P1"/>
      <text:p text:style-name="P2">Possible Bonus content: </text:p>
      <text:p text:style-name="P2">Darters magic stomach. (Species vore, Darters stomach becomes a beacon for the Awe spirit. Lanaga tribe ends up eating the whole Awe species.)</text:p>
      <text:p text:style-name="P2">Strong Pred path through Keeper route. <text:s/>(Avolc captures and eats all three guests) </text:p>
      <text:p text:style-name="P1"/>
      <text:p text:style-name="P1"/>
      <text:p text:style-name="P1">Navpoint 4</text:p>
      <text:p text:style-name="P1"/>
      <text:p text:style-name="P1">Add flavor pictures and portraits to places. </text:p>
      <text:p text:style-name="P1">Change outgoing destinations. </text:p>
      <text:p text:style-name="P1"/>
      <text:p text:style-name="P2">Possible Bonus content: </text:p>
      <text:p text:style-name="P2">Officer loss. Mirr if sent to search island? <text:s/>Tick, if Vessla is unwilling and raids succesfully. </text:p>
      <text:p text:style-name="P1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Gatormine</text:p>
      <text:p text:style-name="P4"/>
      <text:p text:style-name="P4">Cadet dialogues, Character images. </text:p>
      <text:p text:style-name="P4"/>
      <text:p text:style-name="P4">What to do with gator prisoners (surrender)? Let Islanders take them, eat them all or release them?</text:p>
      <text:p text:style-name="P4"/>
      <text:p text:style-name="P3">Possible bonus content: </text:p>
      <text:p text:style-name="P3">Calma eats/pouches the cadets. </text:p>
      <text:p text:style-name="P4"/>
      <text:p text:style-name="P4">Fertile Isles </text:p>
      <text:p text:style-name="P4"/>
      <text:p text:style-name="P4">Consider how Vessla Capture happens. <text:s text:c="2"/>(Turned over if 'High' wager. Otherwise not found at all unless military taken from the start ?)</text:p>
      <text:p text:style-name="P4"/>
      <text:p text:style-name="P4">Consider how to implement Aweship. Skip whole Fertile Isle event or make you run into the ship docked at the island. <text:s/>(That way, THEY can have captured Vessla) </text:p>
      <text:p text:style-name="P3"/>
      <text:p text:style-name="P3">Bonus:</text:p>
      <text:p text:style-name="P3">Consider deeper wagers. Wagering officers too. </text:p>
      <text:p text:style-name="P4"/>
      <text:p text:style-name="P4">The Sandbars: </text:p>
      <text:p text:style-name="P4">Cadet banter</text:p>
      <text:p text:style-name="P4">Character images. </text:p>
      <text:p text:style-name="P4"/>
      <text:p text:style-name="P4">Bonus: </text:p>
      <text:p text:style-name="P3">Morale check on hard work. (Need to balance morale and think about morale problems)</text:p>
      <text:p text:style-name="P3">Cadet experience check on directing cadets. </text:p>
      <text:p text:style-name="P3">If injured, Sword against pelican fails. (Done, need to adjust injury level and Elda mention)</text:p>
      <text:p text:style-name="P3"/>
      <text:p text:style-name="P5"/>
      <text:p text:style-name="P5">Habited isle</text:p>
      <text:p text:style-name="P5"/>
      <text:p text:style-name="P5">Add scores and images, banter. </text:p>
      <text:p text:style-name="P5"/>
      <text:p text:style-name="P5">Bonus: </text:p>
      <text:p text:style-name="P5">Possible Morale check. </text:p>
      <text:p text:style-name="P5">Loosing Officer Tick if morale low and no shoreleave. Negated by good shiphealth. </text:p>
      <text:p text:style-name="P5"/>
      <text:p text:style-name="P5"/>
      <text:p text:style-name="P5">Aweship: </text:p>
      <text:p text:style-name="P5">Pictures. </text:p>
      <text:p text:style-name="P4"/>
      <text:p text:style-name="P4">Obelisk: </text:p>
      <text:p text:style-name="P4">Pictures + Cadetbanter. <text:s/></text:p>
      <text:p text:style-name="P4"/>
      <text:p text:style-name="P4"/>
      <text:p text:style-name="P4"/>
      <text:p text:style-name="P4"/>
      <text:p text:style-name="P4"><text:soft-page-break/></text:p>
      <text:p text:style-name="P4">Fleet: </text:p>
      <text:p text:style-name="P4">Mention capturing cannon. </text:p>
      <text:p text:style-name="P4">Questions with flag captain</text:p>
      <text:p text:style-name="P4">Pictures. CadetBanter?</text:p>
      <text:p text:style-name="P4"/>
      <text:p text:style-name="P4">Possible bonus: </text:p>
      <text:p text:style-name="P3">Morlo Deepening </text:p>
      <text:p text:style-name="P3"/>
      <text:p text:style-name="P3"/>
      <text:p text:style-name="P6">Fleet Battle: </text:p>
      <text:p text:style-name="P5"/>
      <text:p text:style-name="P5">Make start of battle more engaging to player. </text:p>
      <text:p text:style-name="P5"/>
      <text:p text:style-name="P5">Stuff I want: </text:p>
      <text:p text:style-name="P5">Battle Prelude. <text:s/>- Written. </text:p>
      <text:p text:style-name="P5">Preparing crew and Choosing Officers as leaders for roles: </text:p>
      <text:p text:style-name="P5">Offence, Defense, Supportcrew</text:p>
      <text:p text:style-name="P5"/>
      <text:p text:style-name="P5">Offence - </text:p>
      <text:p text:style-name="P5">Leader of the attacking squads in case of boarding action. </text:p>
      <text:p text:style-name="P5"/>
      <text:p text:style-name="P5">Defense - </text:p>
      <text:p text:style-name="P5">Leader of the ships defenses and arnaments. </text:p>
      <text:p text:style-name="P5"/>
      <text:p text:style-name="P5">Support crew - </text:p>
      <text:p text:style-name="P5">Damage control, Defensive backup and transporting injured. </text:p>
      <text:p text:style-name="P5"/>
      <text:p text:style-name="P5"/>
      <text:p text:style-name="P5">Moments in battle where it makes Offense check, defense check and support check and has flavor depending on chosen Officer. (Happens in boarding, is this satisfying? ) <text:s/></text:p>
      <text:p text:style-name="P5"/>
      <text:p text:style-name="P5"/>
      <text:p text:style-name="P5">Is the battle linear but with small choices that improve/decrease battle performance. </text:p>
      <text:p text:style-name="P5">Divergence point option at Battle3, to what though? Disobeying orders? </text:p>
      <text:p text:style-name="P5">“That's the ship that shot the Herald to pieces.” your first officer warns about Three-Mast. </text:p>
      <text:p text:style-name="P5"><text:s/></text:p>
      <text:p text:style-name="P5"/>
      <text:p text:style-name="P5">Write: </text:p>
      <text:p text:style-name="P5"/>
      <text:p text:style-name="P5">Officer loss? <text:s/>(Tung needs to go if you need saving.) </text:p>
      <text:p text:style-name="P5"/>
      <text:p text:style-name="P5">Support Crew leader on 2 has no role yet. Could add flavor text and bonus outcomes depending on choice. Support officers: Arn, Mirr, <text:s/>Keeper</text:p>
      <text:p text:style-name="P5"/>
      <text:p text:style-name="P5">Oar damage?</text:p>
      <text:p text:style-name="P5"/>
      <text:p text:style-name="P5">Retreat and pullback options. </text:p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03T14:20:20.46</meta:creation-date>
    <dc:date>2020-02-29T18:42:14.54</dc:date>
    <meta:editing-duration>P5DT14H7M26S</meta:editing-duration>
    <meta:editing-cycles>97</meta:editing-cycles>
    <meta:generator>OpenOffice/4.1.6$Win32 OpenOffice.org_project/416m1$Build-9790</meta:generator>
    <meta:document-statistic meta:table-count="0" meta:image-count="0" meta:object-count="0" meta:page-count="4" meta:paragraph-count="81" meta:word-count="573" meta:character-count="3760"/>
  </office:meta>
</office:document-meta>
</file>